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_e = 662keV</text:p>
          </table:table-cell>
          <table:table-cell/>
          <table:table-cell office:value-type="string" calcext:value-type="string">
            <text:p>dt = 1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_e = 1MeV</text:p>
          </table:table-cell>
          <table:table-cell office:value-type="string" calcext:value-type="string">
            <text:p>(5%)</text:p>
          </table:table-cell>
          <table:table-cell table:number-columns-repeated="2"/>
          <table:table-cell office:value-type="string" calcext:value-type="string">
            <text:p>dl – толщина каждого следующего образц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_ambient = 337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Fe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, m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l, m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l, m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4896" calcext:value-type="float">
            <text:p>874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6433" calcext:value-type="float">
            <text:p>876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3165" calcext:value-type="float">
            <text:p>873165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582708" calcext:value-type="float">
            <text:p>582708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492099" calcext:value-type="float">
            <text:p>4920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43770" calcext:value-type="float">
            <text:p>54377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2815" calcext:value-type="float">
            <text:p>392815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81758" calcext:value-type="float">
            <text:p>28175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351232" calcext:value-type="float">
            <text:p>351232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263763" calcext:value-type="float">
            <text:p>263763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164472" calcext:value-type="float">
            <text:p>16447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02231" calcext:value-type="float">
            <text:p>20223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office:value-type="float" office:value="179769" calcext:value-type="float">
            <text:p>179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808" calcext:value-type="float">
            <text:p>9680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38348" calcext:value-type="float">
            <text:p>13834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2556" calcext:value-type="float">
            <text:p>122556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58052" calcext:value-type="float">
            <text:p>580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3570" calcext:value-type="float">
            <text:p>8735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4377" calcext:value-type="float">
            <text:p>874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1610" calcext:value-type="float">
            <text:p>871610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578698" calcext:value-type="float">
            <text:p>578698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8825" calcext:value-type="float">
            <text:p>48882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544418" calcext:value-type="float">
            <text:p>544418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office:value-type="float" office:value="388928" calcext:value-type="float">
            <text:p>388928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81325" calcext:value-type="float">
            <text:p>28132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344673" calcext:value-type="float">
            <text:p>344673</text:p>
          </table:table-cell>
        </table:table-row>
        <table:table-row table:style-name="ro1">
          <table:table-cell/>
          <table:table-cell office:value-type="float" office:value="20.1" calcext:value-type="float">
            <text:p>20.1</text:p>
          </table:table-cell>
          <table:table-cell office:value-type="float" office:value="259707" calcext:value-type="float">
            <text:p>259707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163280" calcext:value-type="float">
            <text:p>163280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196249" calcext:value-type="float">
            <text:p>19624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7886" calcext:value-type="float">
            <text:p>17788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653" calcext:value-type="float">
            <text:p>97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2133" calcext:value-type="float">
            <text:p>132133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121673" calcext:value-type="float">
            <text:p>1216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638" calcext:value-type="float">
            <text:p>5763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3067" calcext:value-type="float">
            <text:p>853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4991" calcext:value-type="float">
            <text:p>854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4333" calcext:value-type="float">
            <text:p>854333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565794" calcext:value-type="float">
            <text:p>565794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0051" calcext:value-type="float">
            <text:p>48005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529903" calcext:value-type="float">
            <text:p>529903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office:value-type="float" office:value="381704" calcext:value-type="float">
            <text:p>381704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75288" calcext:value-type="float">
            <text:p>2752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341757" calcext:value-type="float">
            <text:p>341757</text:p>
          </table:table-cell>
        </table:table-row>
        <table:table-row table:style-name="ro1">
          <table:table-cell/>
          <table:table-cell office:value-type="float" office:value="20.1" calcext:value-type="float">
            <text:p>20.1</text:p>
          </table:table-cell>
          <table:table-cell office:value-type="float" office:value="255755" calcext:value-type="float">
            <text:p>255755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160508" calcext:value-type="float">
            <text:p>16050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194846" calcext:value-type="float">
            <text:p>1948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4158" calcext:value-type="float">
            <text:p>17415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5531" calcext:value-type="float">
            <text:p>955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5810" calcext:value-type="float">
            <text:p>135810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119765" calcext:value-type="float">
            <text:p>1197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150" calcext:value-type="float">
            <text:p>571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GB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GB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GB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11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12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13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4:03:33.179450869</meta:creation-date>
    <dc:date>2024-09-04T17:34:57.047770852</dc:date>
    <meta:editing-duration>PT2H29M44S</meta:editing-duration>
    <meta:editing-cycles>12</meta:editing-cycles>
    <meta:generator>LibreOffice/24.2.4.2$Linux_X86_64 LibreOffice_project/420$Build-2</meta:generator>
    <meta:document-statistic meta:table-count="1" meta:cell-count="117" meta:object-count="0"/>
  </office:meta>
</office:document-meta>
</file>